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22.34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23.9pt"/>
    </style:style>
    <style:style style:name="co11" style:family="table-column">
      <style:table-column-properties fo:break-before="auto" style:column-width="88.7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33.6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128.24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4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wrap-option="wrap" fo:border="0.06pt solid #000000" style:rotation-angle="90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20" style:family="table-cell" style:parent-style-name="Default">
      <style:text-properties style:font-name="Liberation Sans1" style:font-name-asian="Liberation Sans1" style:font-name-complex="Liberation Sans1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WallnutTropic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4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default-cell-style-name="ce10"/>
        <table:table-column table:style-name="co9" table:default-cell-style-name="ce15"/>
        <table:table-column table:style-name="co10" table:default-cell-style-name="ce10"/>
        <table:table-column table:style-name="co4" table:default-cell-style-name="ce10"/>
        <table:table-column table:style-name="co11" table:default-cell-style-name="ce18"/>
        <table:table-column table:style-name="co12" table:number-columns-repeated="3" table:default-cell-style-name="Default"/>
        <table:table-column table:style-name="co13" table:default-cell-style-name="ce21"/>
        <table:table-column table:style-name="co12" table:number-columns-repeated="3" table:default-cell-style-name="Default"/>
        <table:table-header-rows>
          <table:table-row table:style-name="ro1">
            <table:table-cell table:style-name="Default"/>
            <table:table-cell table:style-name="ce23" office:value-type="string" calcext:value-type="string" table:number-columns-spanned="7" table:number-rows-spanned="1">
              <text:p>Име Фамилия/ Фирма</text:p>
            </table:table-cell>
            <table:covered-table-cell table:number-columns-repeated="2" table:style-name="ce24"/>
            <table:covered-table-cell table:style-name="ce12"/>
            <table:covered-table-cell table:style-name="ce23"/>
            <table:covered-table-cell table:number-columns-repeated="2" table:style-name="ce24"/>
            <table:table-cell table:style-name="ce23" office:value-type="string" calcext:value-type="string" table:number-columns-spanned="2" table:number-rows-spanned="1">
              <text:p>телефон</text:p>
            </table:table-cell>
            <table:covered-table-cell table:style-name="ce24"/>
            <table:table-cell table:style-name="ce7" table:number-columns-repeated="4"/>
            <table:table-cell table:number-columns-repeated="3"/>
            <table:table-cell table:style-name="Default"/>
            <table:table-cell table:number-columns-repeated="3"/>
          </table:table-row>
          <table:table-row table:style-name="ro1">
            <table:table-cell table:style-name="Default"/>
            <table:table-cell table:style-name="ce23" table:number-columns-spanned="7" table:number-rows-spanned="2"/>
            <table:covered-table-cell table:number-columns-repeated="2" table:style-name="ce24"/>
            <table:covered-table-cell table:number-columns-repeated="2" table:style-name="ce23"/>
            <table:covered-table-cell table:number-columns-repeated="2" table:style-name="ce24"/>
            <table:table-cell table:style-name="ce23" table:number-columns-spanned="2" table:number-rows-spanned="2"/>
            <table:covered-table-cell table:style-name="ce24"/>
            <table:table-cell table:style-name="ce7" table:number-columns-repeated="4"/>
            <table:table-cell table:number-columns-repeated="3"/>
            <table:table-cell table:style-name="Default"/>
            <table:table-cell table:number-columns-repeated="3"/>
          </table:table-row>
          <table:table-row table:style-name="ro1">
            <table:table-cell table:style-name="Default"/>
            <table:covered-table-cell table:number-columns-repeated="4" table:style-name="ce24"/>
            <table:covered-table-cell table:style-name="ce23"/>
            <table:covered-table-cell table:number-columns-repeated="4" table:style-name="ce24"/>
            <table:table-cell table:style-name="ce7" table:number-columns-repeated="4"/>
            <table:table-cell table:number-columns-repeated="3"/>
            <table:table-cell table:style-name="Default"/>
            <table:table-cell table:number-columns-repeated="3"/>
          </table:table-row>
          <table:table-row table:style-name="ro2">
            <table:table-cell table:style-name="Default"/>
            <table:table-cell table:style-name="ce23" office:value-type="string" calcext:value-type="string" table:number-columns-spanned="3" table:number-rows-spanned="1">
              <text:p>Вид материал</text:p>
            </table:table-cell>
            <table:covered-table-cell table:style-name="ce24"/>
            <table:covered-table-cell table:style-name="ce12"/>
            <table:table-cell table:style-name="ce14" office:value-type="string" calcext:value-type="string" table:number-columns-spanned="6" table:number-rows-spanned="1">
              <text:p>Ламинирано ПДЧ с дигитален принт</text:p>
            </table:table-cell>
            <table:covered-table-cell table:style-name="ce23"/>
            <table:covered-table-cell table:number-columns-repeated="2" table:style-name="ce24"/>
            <table:covered-table-cell table:style-name="ce12"/>
            <table:covered-table-cell table:style-name="ce24"/>
            <table:table-cell table:style-name="ce7" table:number-columns-repeated="4"/>
            <table:table-cell table:number-columns-repeated="3"/>
            <table:table-cell table:style-name="Default"/>
            <table:table-cell table:number-columns-repeated="3"/>
          </table:table-row>
          <table:table-row table:style-name="ro2">
            <table:table-cell table:style-name="Default"/>
            <table:table-cell table:style-name="ce23" office:value-type="string" calcext:value-type="string" table:number-columns-spanned="3" table:number-rows-spanned="1">
              <text:p>Цвят и арт. Номер</text:p>
            </table:table-cell>
            <table:covered-table-cell table:style-name="ce24"/>
            <table:covered-table-cell table:style-name="ce12"/>
            <table:table-cell table:style-name="ce14" office:value-type="string" calcext:value-type="string" table:number-columns-spanned="6" table:number-rows-spanned="1">
              <text:p>Рубик / 02PD.7410.18.2800.2070.P3</text:p>
            </table:table-cell>
            <table:covered-table-cell table:style-name="ce23"/>
            <table:covered-table-cell table:number-columns-repeated="2" table:style-name="ce24"/>
            <table:covered-table-cell table:style-name="ce12"/>
            <table:covered-table-cell table:style-name="ce24"/>
            <table:table-cell table:style-name="ce7" table:number-columns-repeated="4"/>
            <table:table-cell table:number-columns-repeated="3"/>
            <table:table-cell table:style-name="Default"/>
            <table:table-cell table:number-columns-repeated="3"/>
          </table:table-row>
          <table:table-row table:style-name="ro3">
            <table:table-cell table:style-name="Default"/>
            <table:table-cell table:style-name="ce23" office:value-type="string" calcext:value-type="string" table:number-columns-spanned="3" table:number-rows-spanned="1">
              <text:p>дебелина мм</text:p>
            </table:table-cell>
            <table:covered-table-cell table:style-name="ce24"/>
            <table:covered-table-cell table:style-name="ce12"/>
            <table:table-cell table:style-name="ce5" office:value-type="float" office:value="18" calcext:value-type="float" table:number-columns-spanned="6" table:number-rows-spanned="1">
              <text:p>18</text:p>
            </table:table-cell>
            <table:covered-table-cell table:style-name="ce23"/>
            <table:covered-table-cell table:number-columns-repeated="2" table:style-name="ce24"/>
            <table:covered-table-cell table:style-name="ce12"/>
            <table:covered-table-cell table:style-name="ce24"/>
            <table:table-cell table:style-name="ce7" table:number-columns-repeated="4"/>
            <table:table-cell table:number-columns-repeated="3"/>
            <table:table-cell table:style-name="Default"/>
            <table:table-cell table:number-columns-repeated="3"/>
          </table:table-row>
          <table:table-row table:style-name="ro1">
            <table:table-cell table:style-name="Default"/>
            <table:table-cell table:style-name="ce7" table:number-columns-repeated="4"/>
            <table:table-cell table:style-name="ce17"/>
            <table:table-cell table:style-name="ce7" table:number-columns-repeated="8"/>
            <table:table-cell table:number-columns-repeated="3"/>
            <table:table-cell table:style-name="ce20"/>
            <table:table-cell table:number-columns-repeated="3"/>
          </table:table-row>
          <table:table-row table:style-name="ro4">
            <table:table-cell table:style-name="ce3" office:value-type="string" calcext:value-type="string" table:number-columns-spanned="1" table:number-rows-spanned="2">
              <text:p>N</text:p>
            </table:table-cell>
            <table:table-cell table:style-name="ce8" office:value-type="string" calcext:value-type="string" table:number-columns-spanned="2" table:number-rows-spanned="1">
              <text:p>Размери на детайла</text:p>
            </table:table-cell>
            <table:covered-table-cell table:style-name="ce27"/>
            <table:table-cell table:style-name="ce27" table:number-columns-repeated="2"/>
            <table:table-cell table:style-name="ce8" office:value-type="string" calcext:value-type="string" table:number-columns-spanned="2" table:number-rows-spanned="1">
              <text:p>Кантиране брой страни</text:p>
            </table:table-cell>
            <table:covered-table-cell table:style-name="ce27"/>
            <table:table-cell table:style-name="ce27" table:number-columns-repeated="7"/>
            <table:table-cell table:number-columns-repeated="3"/>
            <table:table-cell table:style-name="Default"/>
            <table:table-cell table:number-columns-repeated="3"/>
          </table:table-row>
          <table:table-row table:style-name="ro5">
            <table:covered-table-cell table:style-name="ce2"/>
            <table:table-cell table:style-name="ce27" office:value-type="string" calcext:value-type="string">
              <text:p>По фладер/А</text:p>
            </table:table-cell>
            <table:table-cell table:style-name="ce27" office:value-type="string" calcext:value-type="string">
              <text:p>Обратно на фладер/B</text:p>
            </table:table-cell>
            <table:table-cell table:style-name="ce13" office:value-type="string" calcext:value-type="string">
              <text:p>Брои детаили</text:p>
            </table:table-cell>
            <table:table-cell table:style-name="ce13" office:value-type="string" calcext:value-type="string">
              <text:p>Въртене</text:p>
            </table:table-cell>
            <table:table-cell table:style-name="ce27" office:value-type="string" calcext:value-type="string">
              <text:p>д</text:p>
            </table:table-cell>
            <table:table-cell table:style-name="ce27" office:value-type="string" calcext:value-type="string">
              <text:p>к</text:p>
            </table:table-cell>
            <table:table-cell table:style-name="ce13" office:value-type="string" calcext:value-type="string">
              <text:p>Дебелина на канта</text:p>
            </table:table-cell>
            <table:table-cell table:style-name="ce13" office:value-type="string" calcext:value-type="string">
              <text:p>Цвят и арт. Номер на канта</text:p>
            </table:table-cell>
            <table:table-cell table:style-name="ce13" office:value-type="string" calcext:value-type="string">
              <text:p>Отвори за панти брой</text:p>
            </table:table-cell>
            <table:table-cell table:style-name="ce13" office:value-type="string" calcext:value-type="string">
              <text:p>Страна за дупчене д/к</text:p>
            </table:table-cell>
            <table:table-cell table:style-name="ce13" office:value-type="string" calcext:value-type="string">
              <text:p>скосяване по схема</text:p>
            </table:table-cell>
            <table:table-cell table:style-name="ce13" office:value-type="string" calcext:value-type="string">
              <text:p>сдвояване на детайл</text:p>
            </table:table-cell>
            <table:table-cell table:style-name="ce27" office:value-type="string" calcext:value-type="string">
              <text:p>Забележка</text:p>
            </table:table-cell>
            <table:table-cell table:number-columns-repeated="3"/>
            <table:table-cell table:style-name="Default" office:value-type="string" calcext:value-type="string">
              <text:p>Name</text:p>
            </table:table-cell>
            <table:table-cell table:number-columns-repeated="3"/>
          </table:table-row>
        </table:table-header-rows>
        <table:table-row table:style-name="ro6">
          <table:table-cell office:value-type="float" office:value="1" calcext:value-type="float">
            <text:p>1</text:p>
          </table:table-cell>
          <table:table-cell table:style-name="ce18" office:value-type="float" office:value="2099" calcext:value-type="float">
            <text:p>2099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Right1_Sketch</text:p>
          </table:table-cell>
          <table:table-cell table:number-columns-repeated="2"/>
          <table:table-cell table:formula="of:=[.E10]*MAX([.R10];[.B10]) + [.F10]*MIN([.R10];[.B10])" office:value-type="float" office:value="0" calcext:value-type="float">
            <text:p>0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599" calcext:value-type="float">
            <text:p>59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Front1_Sketch</text:p>
          </table:table-cell>
          <table:table-cell table:number-columns-repeated="2"/>
          <table:table-cell table:formula="of:=[.E11]*MAX([.R11];[.B11]) + [.F11]*MIN([.R11];[.B11])" office:value-type="float" office:value="69" calcext:value-type="float">
            <text:p>69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8" office:value-type="float" office:value="1318" calcext:value-type="float">
            <text:p>1318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Front2_Sketch</text:p>
          </table:table-cell>
          <table:table-cell table:number-columns-repeated="2"/>
          <table:table-cell table:formula="of:=[.E12]*MAX([.R12];[.B12]) + [.F12]*MIN([.R12];[.B12])" office:value-type="float" office:value="0" calcext:value-type="float">
            <text:p>0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8" office:value-type="float" office:value="619" calcext:value-type="float">
            <text:p>619</text:p>
          </table:table-cell>
          <table:table-cell table:style-name="ce18" office:value-type="float" office:value="599" calcext:value-type="float">
            <text:p>59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Front3_Sketch</text:p>
          </table:table-cell>
          <table:table-cell table:number-columns-repeated="2"/>
          <table:table-cell table:formula="of:=[.E13]*MAX([.R13];[.B13]) + [.F13]*MIN([.R13];[.B13])" office:value-type="float" office:value="619" calcext:value-type="float">
            <text:p>619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18" office:value-type="float" office:value="198" calcext:value-type="float">
            <text:p>198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Front4_Sketch</text:p>
          </table:table-cell>
          <table:table-cell table:number-columns-repeated="2"/>
          <table:table-cell table:formula="of:=[.E14]*MAX([.R14];[.B14]) + [.F14]*MIN([.R14];[.B14])" office:value-type="float" office:value="396" calcext:value-type="float">
            <text:p>396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8" office:value-type="float" office:value="1070" calcext:value-type="float">
            <text:p>1070</text:p>
          </table:table-cell>
          <table:table-cell table:style-name="ce18" office:value-type="float" office:value="599" calcext:value-type="float">
            <text:p>59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Left1_Sketch</text:p>
          </table:table-cell>
          <table:table-cell table:number-columns-repeated="2"/>
          <table:table-cell table:formula="of:=[.E15]*MAX([.R15];[.B15]) + [.F15]*MIN([.R15];[.B15])" office:value-type="float" office:value="1070" calcext:value-type="float">
            <text:p>1070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8" office:value-type="float" office:value="195" calcext:value-type="float">
            <text:p>195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Left2_Sketch</text:p>
          </table:table-cell>
          <table:table-cell table:number-columns-repeated="2"/>
          <table:table-cell table:formula="of:=[.E16]*MAX([.R16];[.B16]) + [.F16]*MIN([.R16];[.B16])" office:value-type="float" office:value="390" calcext:value-type="float">
            <text:p>390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18" office:value-type="float" office:value="1541" calcext:value-type="float">
            <text:p>1541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4"/>
          <table:table-cell table:number-columns-repeated="5"/>
          <table:table-cell table:style-name="Default" office:value-type="string" calcext:value-type="string">
            <text:p>PlotsBacks_Left3_Sketch</text:p>
          </table:table-cell>
          <table:table-cell table:number-columns-repeated="2"/>
          <table:table-cell table:formula="of:=[.E17]*MAX([.R17];[.B17]) + [.F17]*MIN([.R17];[.B17])" office:value-type="float" office:value="0" calcext:value-type="float">
            <text:p>0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18" office:value-type="float" office:value="1575" calcext:value-type="float">
            <text:p>1575</text:p>
          </table:table-cell>
          <table:table-cell table:style-name="ce18" office:value-type="float" office:value="195" calcext:value-type="float">
            <text:p>19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Left5_Sketch</text:p>
          </table:table-cell>
          <table:table-cell table:number-columns-repeated="2"/>
          <table:table-cell table:formula="of:=[.E18]*MAX([.R18];[.B18]) + [.F18]*MIN([.R18];[.B18])" office:value-type="float" office:value="3150" calcext:value-type="float">
            <text:p>3150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18" office:value-type="float" office:value="159" calcext:value-type="float">
            <text:p>159</text:p>
          </table:table-cell>
          <table:table-cell table:style-name="ce18" office:value-type="float" office:value="582" calcext:value-type="float">
            <text:p>582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Left2D_Sketch</text:p>
          </table:table-cell>
          <table:table-cell table:number-columns-repeated="2"/>
          <table:table-cell table:formula="of:=[.E19]*MAX([.R19];[.B19]) + [.F19]*MIN([.R19];[.B19])" office:value-type="float" office:value="318" calcext:value-type="float">
            <text:p>318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table:style-name="ce18" office:value-type="float" office:value="1541" calcext:value-type="float">
            <text:p>1541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Left5D_Sketch</text:p>
          </table:table-cell>
          <table:table-cell table:number-columns-repeated="2"/>
          <table:table-cell table:formula="of:=[.E20]*MAX([.R20];[.B20]) + [.F20]*MIN([.R20];[.B20])" office:value-type="float" office:value="1541" calcext:value-type="float">
            <text:p>1541</text:p>
          </table:table-cell>
        </table:table-row>
        <table:table-row table:style-name="ro6">
          <table:table-cell table:number-columns-repeated="21"/>
        </table:table-row>
        <table:table-row table:style-name="ro6" table:number-rows-repeated="3">
          <table:table-cell table:style-name="ce18"/>
          <table:table-cell table:style-name="ce28" table:number-columns-repeated="13"/>
          <table:table-cell table:number-columns-repeated="3"/>
          <table:table-cell table:style-name="Default"/>
          <table:table-cell table:number-columns-repeated="3"/>
        </table:table-row>
        <table:table-row table:style-name="ro6" table:number-rows-repeated="3">
          <table:table-cell table:number-columns-repeated="21"/>
        </table:table-row>
        <table:table-row table:style-name="ro6" table:number-rows-repeated="11">
          <table:table-cell table:number-columns-repeated="17"/>
          <table:table-cell table:style-name="Default"/>
          <table:table-cell table:number-columns-repeated="3"/>
        </table:table-row>
        <table:table-row table:style-name="ro6" table:number-rows-repeated="13">
          <table:table-cell table:number-columns-repeated="21"/>
        </table:table-row>
        <table:table-row table:style-name="ro7">
          <table:table-cell table:number-columns-repeated="13"/>
          <table:table-cell table:style-name="ce19"/>
          <table:table-cell table:number-columns-repeated="7"/>
        </table:table-row>
        <table:table-row table:style-name="ro6">
          <table:table-cell table:number-columns-repeated="21"/>
        </table:table-row>
        <table:table-row table:style-name="ro6">
          <table:table-cell table:number-columns-repeated="13"/>
          <table:table-cell table:style-name="ce19"/>
          <table:table-cell table:number-columns-repeated="7"/>
        </table:table-row>
        <table:table-row table:style-name="ro6">
          <table:table-cell/>
          <table:table-cell table:style-name="ce11" table:number-columns-repeated="3"/>
          <table:table-cell table:style-name="ce16"/>
          <table:table-cell table:style-name="ce11" table:number-columns-repeated="3"/>
          <table:table-cell/>
          <table:table-cell table:style-name="ce11"/>
          <table:table-cell table:style-name="ce16"/>
          <table:table-cell table:style-name="ce11" table:number-columns-repeated="2"/>
          <table:table-cell table:number-columns-repeated="4"/>
          <table:table-cell table:style-name="ce22"/>
          <table:table-cell table:number-columns-repeated="3"/>
        </table:table-row>
        <table:table-row table:style-name="ro6" table:number-rows-repeated="72">
          <table:table-cell table:number-columns-repeated="21"/>
        </table:table-row>
        <table:table-row table:style-name="ro6">
          <table:table-cell table:number-columns-repeated="13"/>
          <table:table-cell table:style-name="ce19"/>
          <table:table-cell table:number-columns-repeated="7"/>
        </table:table-row>
        <table:table-row table:style-name="ro6" table:number-rows-repeated="6">
          <table:table-cell table:number-columns-repeated="21"/>
        </table:table-row>
        <table:table-row table:style-name="ro6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8.71pt" fo:margin-bottom="18.71pt" fo:margin-left="18.71pt" fo:margin-right="18.71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12:08:38.034110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0T12:16:34.448277671</dc:date>
    <meta:editing-duration>PT4H7M24S</meta:editing-duration>
    <meta:editing-cycles>100</meta:editing-cycles>
    <meta:generator>LibreOffice/6.0.6.2$Linux_X86_64 LibreOffice_project/00m0$Build-2</meta:generator>
    <meta:print-date>2018-10-18T12:37:19.017200983</meta:print-date>
    <meta:document-statistic meta:table-count="1" meta:cell-count="134" meta:object-count="0"/>
  </office:meta>
</office:document-meta>
</file>